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5.2583in"/>
    </style:style>
    <style:style style:name="co4" style:family="table-column">
      <style:table-column-properties fo:break-before="auto" style:column-width="8.9492in"/>
    </style:style>
    <style:style style:name="co5" style:family="table-column">
      <style:table-column-properties fo:break-before="auto" style:column-width="1.9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ill of material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eadable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pplier link</text:p>
          </table:table-cell>
          <table:table-cell table:style-name="ce1" office:value-type="string" calcext:value-type="string">
            <text:p>Part.No.</text:p>
          </table:table-cell>
          <table:table-cell table:style-name="ce1" office:value-type="string" calcext:value-type="string">
            <text:p>Price/€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Schutzkontakt Steckergehäuse DE, ABS grau, 120 x 65 x 65mm </text:p>
          </table:table-cell>
          <table:table-cell office:value-type="string" calcext:value-type="string">
            <text:p>http://uk.rs-online.com/web/p/netzteilgehause/0583426/</text:p>
          </table:table-cell>
          <table:table-cell office:value-type="string" calcext:value-type="string">
            <text:p>A9021665</text:p>
          </table:table-cell>
          <table:table-cell table:formula="of:=20.73*1.2" office:value-type="float" office:value="24.876" calcext:value-type="float">
            <text:p>24.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tgun</text:p>
          </table:table-cell>
          <table:table-cell office:value-type="string" calcext:value-type="string">
            <text:p>Heißluftpistole Heißluftgerät Heißluftfön Handgerät Zubehör 60Ohm</text:p>
          </table:table-cell>
          <table:table-cell office:value-type="string" calcext:value-type="string">
            <text:p>http://www.ebay.com/itm/401129852165</text:p>
          </table:table-cell>
          <table:table-cell office:value-type="string" calcext:value-type="string">
            <text:p>858D</text:p>
          </table:table-cell>
          <table:table-cell office:value-type="float" office:value="13.15" calcext:value-type="float">
            <text:p>13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use holder</text:p>
          </table:table-cell>
          <table:table-cell office:value-type="string" calcext:value-type="string">
            <text:p>Bulgin FX0462 5 x 20mm Sicherungshalter für die Tafelmontage, bis 10A,</text:p>
          </table:table-cell>
          <table:table-cell office:value-type="string" calcext:value-type="string">
            <text:p>http://uk.rs-online.com/web/p/sicherungshalter-fuer-frontplattenmontage/5125996/</text:p>
          </table:table-cell>
          <table:table-cell office:value-type="string" calcext:value-type="string">
            <text:p>FX0462</text:p>
          </table:table-cell>
          <table:table-cell table:formula="of:=3.596*1.2" office:value-type="float" office:value="4.3152" calcext:value-type="float">
            <text:p>4.3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Cooper Bussmann Feinsicherung, T / 4A, Ø 5mm </text:p>
          </table:table-cell>
          <table:table-cell office:value-type="string" calcext:value-type="string">
            <text:p>http://uk.rs-online.com/web/p/feinsicherungen/5371105/</text:p>
          </table:table-cell>
          <table:table-cell office:value-type="string" calcext:value-type="string">
            <text:p>S505-4-R</text:p>
          </table:table-cell>
          <table:table-cell table:formula="of:=0.576*1.2" office:value-type="float" office:value="0.6912" calcext:value-type="float">
            <text:p>0.6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ansformer</text:p>
          </table:table-cell>
          <table:table-cell office:value-type="string" calcext:value-type="string">
            <text:p>EI 48/16,8 Printtransformator VC 10 VA Primär: 230 V Sekundär: 12 V 833 mA</text:p>
          </table:table-cell>
          <table:table-cell office:value-type="string" calcext:value-type="string">
            <text:p>https://www.conrad.at/de/ei-48168-printtransformator-vc-10-va-primaer-230-v-sekundaer-12-v-833-ma-10-va-vc-10112-block-710458.html</text:p>
          </table:table-cell>
          <table:table-cell office:value-type="string" calcext:value-type="string">
            <text:p>VC 10/1/12</text:p>
          </table:table-cell>
          <table:table-cell office:value-type="float" office:value="8.79" calcext:value-type="float">
            <text:p>8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CDC-converter</text:p>
          </table:table-cell>
          <table:table-cell office:value-type="string" calcext:value-type="string">
            <text:p>Print TracoPower TSR 1-24120 24 V/DC 12 V/DC 1 A</text:p>
          </table:table-cell>
          <table:table-cell office:value-type="string" calcext:value-type="string">
            <text:p>https://www.conrad.at/de/dcdc-wandler-print-tracopower-tsr-1-24120-24-vdc-12-vdc-1-a-6-w-anzahl-ausgaenge-1-x-156677.html</text:p>
          </table:table-cell>
          <table:table-cell office:value-type="string" calcext:value-type="string">
            <text:p>TSR 1-24120</text:p>
          </table:table-cell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SSR</text:p>
          </table:table-cell>
          <table:table-cell office:value-type="string" calcext:value-type="string">
            <text:p>Lastrelais 1 St. Sharp S 202 T02 Last-Strom 2 A Schaltspannung 250 V/AC</text:p>
          </table:table-cell>
          <table:table-cell office:value-type="string" calcext:value-type="string">
            <text:p>https://www.conrad.at/de/elektronische-lastrelais-1-st-sharp-s-202-t02-last-strom-2-a-schaltspannung-250-vac-162574.html</text:p>
          </table:table-cell>
          <table:table-cell table:style-name="ce3" office:value-type="string" calcext:value-type="string">
            <text:p>S 202 T02</text:p>
          </table:table-cell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Rectifier</text:p>
          </table:table-cell>
          <table:table-cell office:value-type="string" calcext:value-type="string">
            <text:p>Silizium-Brückengleichrichter 2 A Diotec B40R Nennstrom 2 A U(RRM) 80 V</text:p>
          </table:table-cell>
          <table:table-cell office:value-type="string" calcext:value-type="string">
            <text:p>https://www.conrad.at/de/silizium-brueckengleichrichter-2-a-diotec-b40r-nennstrom-2-a-u-rrm-80-v-501433.html</text:p>
          </table:table-cell>
          <table:table-cell table:style-name="ce3" office:value-type="string" calcext:value-type="string">
            <text:p>B40R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Wippschalter 250 V/AC 10 A 2 x Aus/Ein SCI R13-244B-02 B/G 220 V/AC </text:p>
          </table:table-cell>
          <table:table-cell office:value-type="string" calcext:value-type="string">
            <text:p>https://www.conrad.at/de/wippschalter-250-vac-10-a-2-x-ausein-sci-r13-244b-02-bg-220-vac-rastend-1-st-701003.html</text:p>
          </table:table-cell>
          <table:table-cell office:value-type="string" calcext:value-type="string">
            <text:p>R13-244B-02 B/G 220 V/AC</text:p>
          </table:table-cell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Screw terminal</text:p>
          </table:table-cell>
          <table:table-cell office:value-type="string" calcext:value-type="string">
            <text:p>Schraubklemmblock 1.50 mm² Polzahl 2 AK500/2DS-5.0-V PTR Grau 1 St.</text:p>
          </table:table-cell>
          <table:table-cell office:value-type="string" calcext:value-type="string">
            <text:p>https://www.conrad.at/de/schraubklemmblock-150-mm-polzahl-2-ak5002ds-50-v-ptr-grau-1-st-729949.html</text:p>
          </table:table-cell>
          <table:table-cell table:style-name="ce3" office:value-type="string" calcext:value-type="string">
            <text:p>50500020121G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niatur-DIN-Rundsteckverbinder Stecker, Einbau vertikal Polzahl: 8 Silber</text:p>
          </table:table-cell>
          <table:table-cell office:value-type="string" calcext:value-type="string">
            <text:p>https://www.conrad.at/de/miniatur-din-rundsteckverbinder-stecker-einbau-vertikal-polzahl-8-silber-cliff-fc684208-1-st-736652.html</text:p>
          </table:table-cell>
          <table:table-cell table:style-name="ce3" office:value-type="string" calcext:value-type="string">
            <text:p>FC684208</text:p>
          </table:table-cell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330µF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1µ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4µ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gulator</text:p>
          </table:table-cell>
          <table:table-cell table:style-name="ce2" office:value-type="float" office:value="7805" calcext:value-type="float">
            <text:p>780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LCD</text:p>
          </table:table-cell>
          <table:table-cell office:value-type="string" calcext:value-type="string">
            <text:p>LCD Monochrom-Display, alphanumerisch, 2-zeilig, 16 Zeichen</text:p>
          </table:table-cell>
          <table:table-cell office:value-type="string" calcext:value-type="string">
            <text:p>http://at.rs-online.com/web/p/lcd-displays-monochrom/5326486/</text:p>
          </table:table-cell>
          <table:table-cell table:style-name="ce3" office:value-type="string" calcext:value-type="string">
            <text:p>162D-BC-BC</text:p>
          </table:table-cell>
          <table:table-cell table:formula="of:=1.2*7.41" office:value-type="float" office:value="8.892" calcext:value-type="float">
            <text:p>8.8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Potentiometer</text:p>
          </table:table-cell>
          <table:table-cell office:value-type="string" calcext:value-type="string">
            <text:p>Bourns Serie 91 Cermet-Potenziometer, 5kΩ lin ±20% 2W, Schaft-Ø 6 mm</text:p>
          </table:table-cell>
          <table:table-cell office:value-type="string" calcext:value-type="string">
            <text:p>http://at.rs-online.com/web/p/potenziometer/8274969/</text:p>
          </table:table-cell>
          <table:table-cell table:style-name="ce3" office:value-type="string" calcext:value-type="string">
            <text:p>91R1A-R22-B13L</text:p>
          </table:table-cell>
          <table:table-cell table:formula="of:=1.2*4.81" office:value-type="float" office:value="5.772" calcext:value-type="float">
            <text:p>5.7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Potentiometer knob</text:p>
          </table:table-cell>
          <table:table-cell office:value-type="string" calcext:value-type="string">
            <text:p>RS Pro Potentiometer Knob, Body: Black, Dia. 20Mm 6mm Shaft </text:p>
          </table:table-cell>
          <table:table-cell office:value-type="string" calcext:value-type="string">
            <text:p>http://at.rs-online.com/web/p/potenziometer-knopfe/7777319/</text:p>
          </table:table-cell>
          <table:table-cell table:style-name="ce3" office:value-type="string" calcext:value-type="string">
            <text:p>777-7319</text:p>
          </table:table-cell>
          <table:table-cell table:formula="of:=1.2*1.69" office:value-type="float" office:value="2.028" calcext:value-type="float">
            <text:p>2.0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LCD potentiometer</text:p>
          </table:table-cell>
          <table:table-cell office:value-type="string" calcext:value-type="string">
            <text:p>Bourns 3296W 25-Gang Printmontage Cermet Trimm-Potenziometer, 10kΩ</text:p>
          </table:table-cell>
          <table:table-cell office:value-type="string" calcext:value-type="string">
            <text:p>http://at.rs-online.com/web/p/abgleichwiderstande/5219647/</text:p>
          </table:table-cell>
          <table:table-cell table:style-name="ce3" office:value-type="string" calcext:value-type="string">
            <text:p>3296W-1-103LF</text:p>
          </table:table-cell>
          <table:table-cell table:formula="of:=1.2*2.11" office:value-type="float" office:value="2.532" calcext:value-type="float">
            <text:p>2.5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Microcontroller</text:p>
          </table:table-cell>
          <table:table-cell office:value-type="string" calcext:value-type="string">
            <text:p>ATMEGA328-PU, AVR 8 bit 1 kB, 2 kB RAM, 32 KB Flash, PDIP 28-Pin</text:p>
          </table:table-cell>
          <table:table-cell office:value-type="string" calcext:value-type="string">
            <text:p>http://at.rs-online.com/web/p/mikrocontroller/7380435/</text:p>
          </table:table-cell>
          <table:table-cell table:style-name="ce3" office:value-type="string" calcext:value-type="string">
            <text:p>ATMEGA328-PU</text:p>
          </table:table-cell>
          <table:table-cell table:formula="of:=1.2*2.93" office:value-type="float" office:value="3.516" calcext:value-type="float">
            <text:p>3.5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rystal</text:p>
          </table:table-cell>
          <table:table-cell office:value-type="string" calcext:value-type="string">
            <text:p>Quarz FOXSLF/160-20 16MHz, ±30ppm, HC-49-SLF 2-Pin</text:p>
          </table:table-cell>
          <table:table-cell office:value-type="string" calcext:value-type="string">
            <text:p>http://at.rs-online.com/web/p/quarzmodule/5476294/</text:p>
          </table:table-cell>
          <table:table-cell table:style-name="ce3" office:value-type="string" calcext:value-type="string">
            <text:p>FOXSLF/160-20</text:p>
          </table:table-cell>
          <table:table-cell table:formula="of:=1.2*0.428" office:value-type="float" office:value="0.5136" calcext:value-type="float">
            <text:p>0.5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rystal Cap</text:p>
          </table:table-cell>
          <table:table-cell office:value-type="string" calcext:value-type="string">
            <text:p>Kemet C Vielschicht Keramikkondensator C0G, 22pF ±5% / 200 V</text:p>
          </table:table-cell>
          <table:table-cell office:value-type="string" calcext:value-type="string">
            <text:p>http://at.rs-online.com/web/p/keramik-multilayer-kondensatoren/5381219/</text:p>
          </table:table-cell>
          <table:table-cell table:style-name="ce3" office:value-type="string" calcext:value-type="string">
            <text:p>C315C220J2G5TA</text:p>
          </table:table-cell>
          <table:table-cell office:value-type="float" office:value="0.382" calcext:value-type="float">
            <text:p>0.38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Decoupling Cap</text:p>
          </table:table-cell>
          <table:table-cell office:value-type="string" calcext:value-type="string">
            <text:p>Kemet C Vielschicht Keramikkondensator X7R, 100nF ±10% / 50 V</text:p>
          </table:table-cell>
          <table:table-cell office:value-type="string" calcext:value-type="string">
            <text:p>http://at.rs-online.com/web/p/keramik-multilayer-kondensatoren/5381310/</text:p>
          </table:table-cell>
          <table:table-cell table:style-name="ce3" office:value-type="string" calcext:value-type="string">
            <text:p>C320C104K5R5TA</text:p>
          </table:table-cell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et pullup</text:p>
          </table:table-cell>
          <table:table-cell office:value-type="string" calcext:value-type="string">
            <text:p>10k Ohm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sor module</text:p>
          </table:table-cell>
          <table:table-cell office:value-type="string" calcext:value-type="string">
            <text:p>Details zu  MAX6675 K Type SPI Thermocouple Temperature Sensor Module</text:p>
          </table:table-cell>
          <table:table-cell office:value-type="string" calcext:value-type="string">
            <text:p>http://www.ebay.at/itm/181948586145</text:p>
          </table:table-cell>
          <table:table-cell office:value-type="string" calcext:value-type="string">
            <text:p>MAX6675K</text:p>
          </table:table-cell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Lochraster Experimentierplatine, 101.6mm x 122mm </text:p>
          </table:table-cell>
          <table:table-cell office:value-type="string" calcext:value-type="string">
            <text:p>http://at.rs-online.com/web/p/lochrasterplatinen/1004081/</text:p>
          </table:table-cell>
          <table:table-cell table:style-name="ce3" office:value-type="string" calcext:value-type="string">
            <text:p>01-0021</text:p>
          </table:table-cell>
          <table:table-cell table:formula="of:=1.2*7.07" office:value-type="float" office:value="8.484" calcext:value-type="float">
            <text:p>8.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nboard connectors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" table:formula="of:=SUM([.F5:.F32])" office:value-type="float" office:value="110.496" calcext:value-type="float">
            <text:p>110.4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 </meta:initial-creator>
    <meta:creation-date>2016-08-21T16:50:45.222881928</meta:creation-date>
    <dc:date>2016-08-21T17:37:49.126544490</dc:date>
    <dc:creator>pet </dc:creator>
    <meta:editing-duration>PT15M13S</meta:editing-duration>
    <meta:editing-cycles>2</meta:editing-cycles>
    <meta:generator>LibreOffice/4.2.8.2$Linux_X86_64 LibreOffice_project/420m0$Build-2</meta:generator>
    <meta:document-statistic meta:table-count="1" meta:cell-count="153" meta:object-count="0"/>
  </office:meta>
</office:document-meta>
</file>